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D00000434000006FD52BCC15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tarBasic" script:event-name="office:new" script:macro-name="application:Template.Correspondence.Placeholder"/>
    </office:event-listeners>
  </office:scripts>
  <office:font-face-decls>
    <style:font-face style:name="OpenSymbol"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6.5pt" fo:font-style="normal" style:font-size-asian="6.5pt" style:font-style-asian="normal" style:font-size-complex="6.5pt" style:font-style-complex="normal"/>
    </style:style>
    <style:style style:name="P3" style:family="paragraph" style:parent-style-name="Header_20_right">
      <style:paragraph-properties fo:text-align="start" style:justify-single-word="false"/>
      <style:text-properties fo:font-size="6pt" style:font-size-asian="6pt" style:font-size-complex="6pt"/>
    </style:style>
    <style:style style:name="P4" style:family="paragraph" style:parent-style-name="Frame_20_contents">
      <style:text-properties fo:color="#999999" style:font-name="StarSymbol1" style:font-name-asian="StarSymbol1" style:font-name-complex="StarSymbol1"/>
    </style:style>
    <style:style style:name="P5" style:family="paragraph" style:parent-style-name="Salutation">
      <style:paragraph-properties fo:margin-left="0cm" fo:margin-right="0cm" fo:text-indent="0cm" style:auto-text-indent="false"/>
    </style:style>
    <style:style style:name="P6" style:family="paragraph" style:parent-style-name="Signature">
      <style:paragraph-properties fo:margin-left="0cm" fo:margin-right="0cm" fo:text-indent="0cm" style:auto-text-indent="false"/>
    </style:style>
    <style:style style:name="P7" style:family="paragraph" style:parent-style-name="Signature">
      <style:paragraph-properties fo:margin-left="0cm" fo:margin-right="0cm" fo:text-indent="0cm" style:auto-text-indent="false" fo:break-before="auto" fo:break-after="auto"/>
    </style:style>
    <style:style style:name="P8" style:family="paragraph" style:parent-style-name="Date" style:master-page-name="First_20_Page">
      <style:paragraph-properties style:page-number="auto"/>
    </style:style>
    <style:style style:name="P9" style:family="paragraph" style:parent-style-name="Signature">
      <style:paragraph-properties fo:margin-left="1.251cm" fo:margin-right="0cm" fo:text-indent="0cm" style:auto-text-indent="false"/>
    </style:style>
    <style:style style:name="P10" style:family="paragraph" style:parent-style-name="Standard" style:list-style-name="L4">
      <style:paragraph-properties fo:margin-left="0cm" fo:margin-right="0cm" fo:text-indent="0cm" style:auto-text-indent="false"/>
    </style:style>
    <style:style style:name="P11" style:family="paragraph" style:parent-style-name="Standard" style:list-style-name="L4">
      <style:paragraph-properties fo:margin-left="1.251cm" fo:margin-right="0cm" fo:text-indent="0cm" style:auto-text-indent="false"/>
    </style:style>
    <style:style style:name="P12" style:family="paragraph" style:parent-style-name="Salutation">
      <style:paragraph-properties fo:margin-left="0cm" fo:margin-right="0cm" fo:text-indent="0cm" style:auto-text-indent="false"/>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T1" style:family="text">
      <style:text-properties style:font-name="StarSymbol2" fo:font-size="10pt" fo:font-style="normal" style:font-size-asian="10pt" style:font-style-asian="normal" style:font-size-complex="10pt" style:font-style-complex="normal"/>
    </style:style>
    <style:style style:name="T2" style:family="text">
      <style:text-properties style:font-name="OpenSymbol" fo:font-size="10pt" fo:font-style="normal" style:font-name-asian="OpenSymbol" style:font-size-asian="10pt" style:font-style-asian="normal" style:font-name-complex="OpenSymbol" style:font-size-complex="10pt" style:font-style-complex="normal"/>
    </style:style>
    <style:style style:name="T3" style:family="text">
      <style:text-properties style:text-underline-style="none"/>
    </style:style>
    <style:style style:name="T4" style:family="text">
      <style:text-properties style:text-position="super 58%"/>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Waterloo, ON, Canada" text:name="City"/>
        <text:user-field-decl office:value-type="string" office:string-value="N2J" text:name="PostCode"/>
        <text:user-field-decl office:value-type="string" office:string-value="3M1" text:name="State"/>
        <text:user-field-decl office:value-type="string" office:string-value="226 Willowdale Ave" text:name="Street"/>
        <text:user-field-decl office:value-type="string" office:string-value="Dear Sir or Madam" text:name="Salutation"/>
        <text:user-field-decl office:value-type="string" office:string-value="Sincerely" text:name="Greeting"/>
        <text:user-field-decl office:value-type="string" office:string-value="Fexample Acme Co" text:name="Company"/>
      </text:user-field-decls>
      <draw:frame draw:style-name="fr1" draw:name="Receiver Address" text:anchor-type="page" text:anchor-page-number="1" svg:x="2.111cm" svg:y="5.967cm" svg:width="7.444cm" draw:z-index="0">
        <draw:text-box fo:min-height="2.512cm">
          <text:p text:style-name="Standard"><text:placeholder text:placeholder-type="text" text:description="Click placeholder and overwrite">&lt;Forename&gt;</text:placeholder> <text:placeholder text:placeholder-type="text" text:description="Click placeholder and overwrite">&lt;Surname&gt;</text:placeholder></text:p>
          <text:p text:style-name="Standard"><text:placeholder text:placeholder-type="text" text:description="Click placeholder and overwrite">&lt;Company&gt;</text:placeholder></text:p>
          <text:p text:style-name="Standard"><text:placeholder text:placeholder-type="text" text:description="Click placeholder and overwrite">&lt;Street&gt;</text:placeholder></text:p>
          <text:p text:style-name="Standard"><text:placeholder text:placeholder-type="text" text:description="Click placeholder and overwrite">&lt;Post Town&gt;</text:placeholder> <text:placeholder text:placeholder-type="text" text:description="Click placeholder and overwrite">&lt;County&gt;</text:placeholder> <text:placeholder text:placeholder-type="text" text:description="Click placeholder and overwrite">&lt;Postcode&gt;</text:placeholder> </text:p>
        </draw:text-box>
      </draw:frame>
      <draw:frame draw:style-name="fr2" draw:name="Sender Address Repeated" text:anchor-type="page" text:anchor-page-number="1" svg:x="2.14cm" svg:y="5.47cm" svg:width="7.415cm" draw:z-index="1">
        <draw:text-box fo:min-height="0.499cm">
          <text:section text:style-name="Sect1" text:name="Sender Address Repeated">
            <text:p text:style-name="P2"><text:sender-firstname>Radu</text:sender-firstname> <text:sender-lastname>Hociung</text:sender-lastname>, <text:user-field-get text:name="Street">226 Willowdale Ave</text:user-field-get>, <text:user-field-get text:name="City">Waterloo, ON, Canada</text:user-field-get>, <text:user-field-get text:name="State">3M1</text:user-field-get> <text:user-field-get text:name="PostCode">N2J</text:user-field-get></text:p>
          </text:section>
          <text:p text:style-name="P3"/>
        </draw:text-box>
      </draw:frame>
      <draw:frame draw:style-name="fr2" draw:name="Sender Address" text:anchor-type="page" text:anchor-page-number="1" svg:x="9.29cm" svg:y="2.02cm" svg:width="10.081cm" draw:z-index="2">
        <draw:text-box fo:min-height="2.93cm">
          <text:section text:style-name="Sect1" text:name="Sender Address">
            <text:p text:style-name="Heading"><draw:frame draw:style-name="fr3" draw:name="Lines 2" text:anchor-type="paragraph" svg:x="0cm" svg:y="0.594cm" svg:width="1.074cm" svg:height="1.789cm" draw:z-index="4"><draw:image xlink:href="Pictures/2000000D00000434000006FD52BCC15E.svm" xlink:type="simple" xlink:show="embed" xlink:actuate="onLoad"/></draw:frame><text:sender-firstname>Radu</text:sender-firstname> <text:sender-lastname>Hociung</text:sender-lastname></text:p>
            <text:p text:style-name="Header_20_right"><text:user-field-get text:name="Street">226 Willowdale Ave</text:user-field-get>, <text:user-field-get text:name="City">Waterloo, ON, Canada</text:user-field-get>, <text:user-field-get text:name="State">3M1</text:user-field-get> <text:user-field-get text:name="PostCode">N2J</text:user-field-get></text:p>
            <text:p text:style-name="Header_20_right"><text:span text:style-name="T1">☎</text:span> (519) 883-8454 <text:sender-phone-work/><text:span text:style-name="T2"></text:span> <text:s/>radu.vs-cbsa-Oct21-2014@ohmi.org<text:sender-fax/></text:p>
            <text:p text:style-name="Header_20_right"><text:sender-email/></text:p>
            <text:p text:style-name="Header_20_right"/>
          </text:section>
          <text:p text:style-name="Header_20_right"/>
        </draw:text-box>
      </draw:frame>
      <draw:frame draw:style-name="fr2" draw:name="Bend Marks" text:anchor-type="page" text:anchor-page-number="1" svg:x="0.667cm" svg:y="8.285cm" svg:width="1.109cm" draw:z-index="3">
        <draw:text-box fo:min-height="14.702cm">
          <text:section text:style-name="Sect1" text:name="Bend Marks">
            <text:p text:style-name="P4"/>
            <text:p text:style-name="P4"/>
            <text:p text:style-name="P4"/>
            <text:p text:style-name="P4"/>
            <text:p text:style-name="P4"/>
            <text:p text:style-name="P4"/>
            <text:p text:style-name="P4"/>
            <text:p text:style-name="P4"/>
            <text:p text:style-name="P4">—</text:p>
            <text:p text:style-name="P4"/>
            <text:p text:style-name="P4"/>
            <text:p text:style-name="P4"/>
            <text:p text:style-name="P4"/>
            <text:p text:style-name="P4"/>
            <text:p text:style-name="P4"/>
            <text:p text:style-name="P4"/>
            <text:p text:style-name="P4"/>
          </text:section>
          <text:p text:style-name="P4"/>
        </draw:text-box>
      </draw:frame>
      <text:p text:style-name="P8"/>
      <text:p text:style-name="Date"/>
      <text:p text:style-name="Date"><text:date style:data-style-name="N37" text:date-value="2014-10-22T04:01:20.01">10/22/14</text:date></text:p>
      <text:section text:style-name="Sect1" text:name="Subject Line">
        <text:p text:style-name="Subject"><text:span text:style-name="T3">Subject: </text:span><text:placeholder text:placeholder-type="text" text:description="Click placeholder and overwrite">&lt;CBSA Seisure 4273-14-0724&gt;</text:placeholder></text:p>
      </text:section>
      <text:p text:style-name="Opening"><text:user-field-get text:name="Salutation">Dear Sir or Madam</text:user-field-get></text:p>
      <text:p text:style-name="Text_20_body">I would like to request your advice with respect to an incident I was involved in on Oct 21, 2014 at the Canada Border Services Agency office at Queenston-Bridge.</text:p>
      <text:p text:style-name="Text_20_body">On Oct 21, I took a day trip to Buffalo, NY, to purchase tires for my vehicle valued at USD $500, as well as four “1oz Gold Buffalo $50” coins valued at USD $5300, and twenty “1oz Silver Eagle $5” coins valued at USD $400. On return to Canada, I correctly reported the tire purchase, but I omitted the coin purchase, on the belief that they are considered financial instruments under $10,000. Upon secondary inspection, the CBSA agent found my coins, seized them, and issued me a Seisure Receipt, form K19 (exhibit “A”, attached), under which the coins would be returned in exchange for C $1606.97. The allegation on the receipt is:</text:p>
      <text:p text:style-name="Text_20_body"/>
      <text:p text:style-name="P15">“The said good are seized because they have been unlawfully imported by reason of Non-Report[Sec. 12, C.A.]” <text:span text:style-name="T5">(ed. note: I assume it means Section 12, “Report of Goods” of Canada Customs Act, exhibit “B” as 212pp. PDF on USB stick)</text:span></text:p>
      <text:p text:style-name="Text_20_body"/>
      <text:p text:style-name="Text_20_body">I believe the seizure is wrongful. What can be done to reverse it? Here are my arguments:</text:p>
      <text:p text:style-name="Text_20_body"/>
      <text:list xml:id="list1683248014554411796" text:style-name="L2">
        <text:list-item>
          <text:list>
            <text:list-item>
              <text:list>
                <text:list-item>
                  <text:p text:style-name="P13">The Gold Buffalo coins are eligible for US retirement investment plans, just as the Royal Canadian Mint Gold Maple coins are eligble for RRSPs. Such, these really are financial instruments, and not goods. This is why their sale is not subject to sales tax or duty in Canada. In the US, only bullion purchses under $1000 is subject to state tax in some states, NY included. Since I had less than $10,000, I should not be required to report that I exchanged US dollards for legal-tender gold coins in the US.</text:p>
                </text:list-item>
                <text:list-item>
                  <text:p text:style-name="P13">It is illegal to deface legal-tender in both US and Canada, including these coins, unlike other common “goods”, which can be altered or damaged to the owner's heart's content. Implying <text:soft-page-break/>these coins cannot be considered “goods”.</text:p>
                </text:list-item>
                <text:list-item>
                  <text:p text:style-name="P13">The assessed penalty of 25% of the purchase value is not specified anywhere in the CBSA Master Penalty Document (Exhibit “C” as 182pp. PDF on USB stick). In fact there is no percentage-based penalty specified in this regulation.</text:p>
                </text:list-item>
                <text:list-item>
                  <text:p text:style-name="P13">Assuming the coins are not legal tender, as the Canadian and US mints state, according to the Master Penalty Document, the closest contraventions to my situation I believe to be one of:</text:p>
                  <text:list>
                    <text:list-item>
                      <text:p text:style-name="P13">C005 “<text:span text:style-name="T6">Person provided information to an officer that is not true, accurate and complete.</text:span>” (exhibit “D”), carrying a $150 1<text:span text:style-name="T4">st</text:span> offence penalty</text:p>
                    </text:list-item>
                    <text:list-item>
                      <text:p text:style-name="P13">C372 “<text:span text:style-name="T6">A person failed to report to an officer goods in their possession in respect of which duties have not been paid.</text:span>” (exhibit “E”), carrying a $300 1<text:span text:style-name="T4">st</text:span> offence penalty. However this seems to concern perons who is not the importer, but has imported goods in their possession.</text:p>
                    </text:list-item>
                  </text:list>
                </text:list-item>
              </text:list>
            </text:list-item>
          </text:list>
        </text:list-item>
      </text:list>
      <text:list xml:id="list2856228512720363709" text:style-name="L3">
        <text:list-item>
          <text:list>
            <text:list-item>
              <text:list>
                <text:list-item>
                  <text:p text:style-name="P14">According to an “Online rating report” (exhibit “F”), that he furnished me, the officer incorrectly believes the classification for my coins is 7118.10.00.00, which carries a 6.5% Tarriff according to T1024 Customs Tariff (exhibit “G” as 1488pp. PDF on USB). The correct classification for the coins is 7118.90.00, as the coins a) are gold, and b) are legal tender, as stated by US Govt. Mint (exhibit “H”)</text:p>
                  <text:p text:style-name="P14"/>
                </text:list-item>
              </text:list>
            </text:list-item>
          </text:list>
        </text:list-item>
      </text:list>
      <text:list xml:id="list24178167" text:continue-list="list1683248014554411796" text:style-name="L2">
        <text:list-item>
          <text:list>
            <text:list-item>
              <text:list>
                <text:list-item>
                  <text:list>
                    <text:list-header>
                      <text:p text:style-name="P13"/>
                    </text:list-header>
                  </text:list>
                </text:list-item>
              </text:list>
            </text:list-item>
          </text:list>
        </text:list-item>
      </text:list>
      <text:p text:style-name="P5">Additionally, it may help the case, but I believe the officer's behaviour was improper in the following ways:</text:p>
      <text:p text:style-name="P9">1. When he first found the coins he threatened to arrest me, and appeared to gesture towards his gun. This attitude instantly made me afraid for my safety.</text:p>
      <text:list xml:id="list2727038705241223284" text:style-name="L4">
        <text:list-header>
          <text:p text:style-name="P11">2. The language he used initially was fairly rude as he ordered me to “Go Inside and wait for me”, and a second instance when he ordered me to “Sit down”. He appeared to have a personal vendetta against me due to the fact I appeared rich because of my car, as he reacted to the gold dealer's receipt of $5700. He said this was a huge amount of money for me to be transacting in.</text:p>
          <text:p text:style-name="P11">3. The Agent threatened to destroy my coins if I don't pay the penalty he writes up. The procedure outlined in the Customs Act specifies that seized property is auctioned publicly and after the penalty and <text:soft-page-break/>expenses are paid, the remaining amount is returned to the rightful owner. I think he attempted to extort his assessed penalty out of me.</text:p>
          <text:p text:style-name="P10"/>
          <text:p text:style-name="P10">Currently, the CBSA is holding my coins awaiting payment of $1606.97 as term of release. An objection can be filed with the Minister of Public Safety within 90days of the seizure, ie, by January 19<text:span text:style-name="T4">th</text:span>, 2015.</text:p>
        </text:list-header>
      </text:list>
      <text:p text:style-name="P5">Please advise: </text:p>
      <text:p text:style-name="P5"><text:tab/>1. How can I get my coins back for the <text:span text:style-name="T7">least cost</text:span>?</text:p>
      <text:p text:style-name="P9">2. What can be done to get this <text:span text:style-name="T7">officer retrained</text:span>?</text:p>
      <text:p text:style-name="P9"/>
      <text:p text:style-name="P5"><text:user-field-get text:name="Greeting">Sincerely</text:user-field-get></text:p>
      <text:p text:style-name="P6"><text:sender-firstname>Radu</text:sender-firstname> <text:sender-lastname>Hociung</text:sender-lastname></text:p>
      <text:p text:style-name="P7"><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next-style-name="Signature" style:class="text">
      <style:paragraph-properties fo:margin="100%" fo:margin-left="8.5cm" fo:margin-right="0cm" fo:margin-top="0.63cm" fo:margin-bottom="1.48cm" fo:text-indent="0cm" style:auto-text-indent="false" fo:keep-with-next="always"/>
      <style:text-properties fo:font-size="11pt"/>
    </style:style>
    <style:style style:name="Signature" style:family="paragraph" style:parent-style-name="Standard" style:next-style-name="Standard" style:class="text">
      <style:paragraph-properties fo:margin="100%" fo:margin-left="8.5cm" fo:margin-right="0cm" fo:margin-top="0cm" fo:margin-bottom="0cm" fo:text-indent="0cm" style:auto-text-indent="false" fo:keep-with-next="alway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text-align="end" style:justify-single-word="false" fo:keep-with-next="always"/>
      <style:text-properties style:font-name="Thorndale1"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Heading" style:class="extra">
      <style:paragraph-properties fo:text-align="end" style:justify-single-word="false" fo:background-color="transparent" fo:padding="0cm" fo:border="none">
        <style:tab-stops>
          <style:tab-stop style:position="8.498cm" style:type="center"/>
          <style:tab-stop style:position="16.999cm" style:type="right"/>
        </style:tab-stops>
        <style:background-image/>
      </style:paragraph-properties>
      <style:text-properties style:font-name="Albany"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style:tab-stops>
          <style:tab-stop style:position="8.5cm" style:type="center"/>
          <style:tab-stop style:position="17.002cm" style:type="right"/>
        </style:tab-stops>
        <style:background-image/>
      </style:paragraph-properties>
      <style:text-properties style:font-name="Thorndale1" fo:font-size="9pt" fo:font-style="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Date" style:family="paragraph" style:parent-style-name="Standard">
      <style:paragraph-properties fo:margin="100%" fo:margin-left="8.5cm" fo:margin-right="0cm" fo:margin-top="0cm" fo:margin-bottom="1.27cm" fo:text-align="end" style:justify-single-word="false"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ing"><draw:frame draw:style-name="Mfr1" draw:name="Graphic1" text:anchor-type="paragraph" svg:x="0cm" svg:y="0.594cm" svg:width="1.074cm" svg:height="1.789cm" draw:z-index="6"><draw:image xlink:href="Pictures/2000000D00000434000006FD52BCC15E.svm" xlink:type="simple" xlink:show="embed" xlink:actuate="onLoad"/></draw:frame><text:sender-firstname>Radu</text:sender-firstname> <text:sender-lastname>Hociung</text:sender-lastname></text:p>
        <text:p text:style-name="Header_20_right"/>
        <text:p text:style-name="Header_20_left">Page <text:page-number text:select-page="current">3</text:page-number>/<text:page-count>3</text:page-count></text:p>
      </style:header>
      <style:footer>
        <text:p text:style-name="Footer"/>
        <text:p text:style-name="MP1"><text:page-number style:num-format="1" text:select-page="current">3</text:page-number></text:p>
      </style:footer>
    </style:master-page>
    <style:master-page style:name="First_20_Page" style:display-name="First Page" style:page-layout-name="Mpm2" style:next-style-name="Standard">
      <style:header>
        <text:p text:style-name="Standard"/>
      </style:head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description>Elegant official private letter in serif style. Template created via Letter Wizard on 14-09-21.</dc:description>
    <meta:creation-date>2014-10-21T22:40:00.15</meta:creation-date>
    <dc:language>en-US</dc:language>
    <meta:editing-cycles>6</meta:editing-cycles>
    <meta:editing-duration>PT4H29M46S</meta:editing-duration>
    <dc:title>Letter to Lawyer</dc:title>
    <meta:initial-creator>Radu Hociung</meta:initial-creator>
    <dc:date>2014-10-22T04:01:19.96</dc:date>
    <dc:creator>Radu Hociung</dc:creator>
    <meta:printed-by>Radu Hociung</meta:printed-by>
    <meta:print-date>2014-10-22T01:23:28.44</meta:print-date>
    <meta:document-statistic meta:table-count="0" meta:image-count="2" meta:object-count="0" meta:page-count="3" meta:paragraph-count="38" meta:word-count="832" meta:character-count="4739"/>
    <meta:user-defined meta:name="Info 0"/>
    <meta:user-defined meta:name="Info 1"/>
    <meta:user-defined meta:name="Info 2"/>
    <meta:user-defined meta:name="Info 3"/>
    <meta:template xlink:type="simple" xlink:actuate="onRequest" xlink:title="Letter to Lawyer" xlink:href="file:///D:/Users/Radu/AppData/Roaming/OpenOffice/4/user/template/myLetterTemplate.ott" meta:date="2014-10-21T22:39:59.99"/>
  </office:meta>
</office:document-meta>
</file>